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PathType.getFlowControll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thType.WebappPathType( boolean pathMustBeRelative , String requiredRuntimeVersion , AnnotationGrammar parentGramma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ppPathType.ignore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thType.relativePathExists( String filePath , TypeDeclaration outerClass , CoreAnnotationProcessorEnv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ppPath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WebappPathType.checkAny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thType.checkRelativePath( String filePath , TypeDeclaration outerClass , CompilerUtils . Mutable retFileToCheck , boolean ignoreDirectories , boolean allowFileInPageFlowSourceDir , CoreAnnotationProcessorEnv env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WebappPathType.doFat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thType.runAdditionalChecks( File file , AnnotationValu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PathType.isCheckableExtension( String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PathType.allowFileInPageFlowSourc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